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A000000FA0E7360B20916F9402.jpg" manifest:media-type="image/jpeg"/>
  <manifest:file-entry manifest:full-path="Pictures/100000000000017F000001751F146F389C2D1ABD.jpg" manifest:media-type="image/jpeg"/>
  <manifest:file-entry manifest:full-path="Pictures/1000000000000020000000204B249CA79A42C6D7.png" manifest:media-type="image/png"/>
  <manifest:file-entry manifest:full-path="Pictures/1000020100000400000003ABB82926185DE99255.png" manifest:media-type="image/png"/>
  <manifest:file-entry manifest:full-path="Pictures/10000200000005A0000003E807E32F8CA3675D7B.png" manifest:media-type="image/png"/>
  <manifest:file-entry manifest:full-path="Pictures/10000000000002BD0000026229450A44A4B8714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14.014cm" svg:height="12.852cm" svg:x="6.993cm" svg:y="0.102cm">
          <draw:image xlink:href="Pictures/1000020100000400000003ABB82926185DE992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5.748cm" svg:height="10.936cm" svg:x="6.126cm" svg:y="0.254cm">
          <draw:image xlink:href="Pictures/10000200000005A0000003E807E32F8CA3675D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2.844cm" svg:height="11.176cm" svg:x="14.224cm" svg:y="0.508cm">
          <draw:image xlink:href="Pictures/10000000000002BD0000026229450A44A4B87144.jpg" xlink:type="simple" xlink:show="embed" xlink:actuate="onLoad" loext:mime-type="image/jpeg">
            <text:p/>
          </draw:image>
        </draw:frame>
        <draw:frame draw:style-name="gr4" draw:text-style-name="P5" draw:layer="layout" svg:width="9.144cm" svg:height="7.112cm" svg:x="1.524cm" svg:y="3.048cm">
          <draw:text-box>
            <text:p>Image haute résolution des pilliers de la création :</text:p>
            <text:p/>
            <text:p>https://upload.wikimedia.org/wikipedia/commons/8/81/Pillars_of_creation_2014_HST_WFC3-UVIS_full-res.jp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2.521cm" svg:height="12.194cm" svg:x="0.941cm" svg:y="0.254cm">
          <draw:image xlink:href="Pictures/100000000000017F000001751F146F389C2D1ABD.jpg" xlink:type="simple" xlink:show="embed" xlink:actuate="onLoad" loext:mime-type="image/jpeg">
            <text:p/>
          </draw:image>
        </draw:frame>
        <draw:frame draw:style-name="gr3" draw:text-style-name="P3" draw:layer="layout" svg:width="12.304cm" svg:height="12.304cm" svg:x="14.366cm" svg:y="0.142cm">
          <draw:image xlink:href="Pictures/1000000000000FA000000FA0E7360B20916F940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Normal" style:font-family-generic="roman" style:font-pitch="variable" fo:font-size="1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1-06-09T09:47:04.112000000</dc:date>
    <meta:editing-duration>PT8M46S</meta:editing-duration>
    <meta:editing-cycles>3</meta:editing-cycles>
    <meta:document-statistic meta:object-count="45"/>
  </office:meta>
</office:document-meta>
</file>